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5">
      <style:paragraph-properties style:writing-mode="lr-tb"/>
    </style:style>
    <style:style style:name="P2" style:family="paragraph" style:parent-style-name="Text_20_body">
      <style:paragraph-properties style:writing-mode="lr-tb"/>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fo:language="en" fo:country="GB"/>
    </style:style>
    <style:style style:name="P5" style:family="paragraph" style:parent-style-name="Preformatted_20_Text">
      <style:text-properties fo:language="en" fo:country="GB"/>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writing-mode="lr-tb"/>
    </style:style>
    <style:style style:name="P8" style:family="paragraph" style:parent-style-name="Text_20_body" style:list-style-name="L1">
      <style:paragraph-properties style:writing-mode="lr-tb"/>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paragraph-properties style:writing-mode="lr-tb"/>
    </style:style>
    <style:style style:name="P14" style:family="paragraph" style:parent-style-name="Text_20_body">
      <style:paragraph-properties fo:margin-top="0cm" fo:margin-bottom="0cm" style:contextual-spacing="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officeooo:rsid="00150dea"/>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text:bookmark text:name="yui_3_18_1_1_1737474151485_37"/>Programación recomendable con API-keys</text:h>
      <text:p text:style-name="P2">No poner la API-key en mi programa. Una solución es tener un fichero en mi ordenador (no lo comparto), en el que guardo mis API-key asignando a cada una un nombre de variable.</text:p>
      <text:p text:style-name="P2">La nueva versión de OpenAI obliga a que se guarde la llave en una varaible de entorno. En el código del ejercicio nos saltamos esa seguridad. Lo correcto hubiera sido guardar la key en una variable de entorno o en un archivo en el que se guardan las variables de entorno. Además  OpenAI obliga a que la variable de entorno que tiene la key se llame  "OPENAI_API_KEY".</text:p>
      <text:h text:style-name="P1" text:outline-level="5">A tener en cuenta si usas variables de entorno</text:h>
      <text:list xml:id="list2736367137" text:style-name="L1">
        <text:list-item>
          <text:p text:style-name="P7">Es muy complicado hacer del acceso las variables de entorno (quien las lee y cuando) </text:p>
        </text:list-item>
        <text:list-item>
          <text:p text:style-name="P7">Dado que es común que las aplicaciones tomen todo el entorno y lo impriman para depurarlo o informar de errores, tienen acceso a las contraseñas o keys de otras aplicaciones.</text:p>
        </text:list-item>
        <text:list-item>
          <text:p text:style-name="P7">También, cuando las aplicaciones se bloquean, vuelcan las variables de entorno en archivos de registro para su posterior depuración. Esto significa secretos de texto sin formato en el disco. (Se expone aún más la información)</text:p>
        </text:list-item>
        <text:list-item>
          <text:p text:style-name="P8">Las variables de entorno se transmiten a los procesos secundarios, lo que permite el acceso no deseado. Imagina que, como parte de tu aplicación, llamas a una herramienta de terceros para que realice alguna acción, de repente esa herramienta de terceros tiene acceso a tu entorno, y por ello puede leer la información que almacenas.</text:p>
        </text:list-item>
      </text:list>
      <text:h text:style-name="P1" text:outline-level="5">Una opción para guardar las API-keys es usando un fichero <text:span text:style-name="Strong_20_Emphasis">.</text:span>env</text:h>
      <text:p text:style-name="P2">Tocar y usar directamente las variables de entorno de tu sistema operativo no es muy buena práctica, es por ello que se usan los ficheros <text:span text:style-name="Strong_20_Emphasis">.</text:span>env</text:p>
      <text:p text:style-name="P2">Para usar y leer estos ficheros en Python se recomienda instalar el módulo dotenv:    <text:a xlink:type="simple" xlink:href="https://pypi.org/project/python-dotenv/" text:style-name="Internet_20_link" text:visited-style-name="Visited_20_Internet_20_Link">https://pypi.org/project/python-dotenv/</text:a></text:p>
      <text:p text:style-name="P4">pip install python-dotenv</text:p>
      <text:p text:style-name="Text_20_body">Para usarlo:</text:p>
      <text:p text:style-name="P5">from dotenv import load_dotenv</text:p>
      <text:p text:style-name="Preformatted_20_Text"/>
      <text:p text:style-name="P3"><text:span text:style-name="T1">load_dotenv() <text:s/># take environment variables from </text:span><text:span text:style-name="Strong_20_Emphasis"><text:span text:style-name="T1">.</text:span></text:span><text:span text:style-name="T1">env</text:span></text:p>
      <text:p text:style-name="P6">En el directorio donde tienes el programa crea un fichero .env  y guarda allí tu clave: OPENAI_API_KEY = "......" (tu clave de OpenAI)</text:p>
      <text:p text:style-name="Text_20_body"/>
      <text:h text:style-name="P1" text:outline-level="5">A tener en cuenta si usas archivo .env</text:h>
      <text:list xml:id="list2155464408" text:style-name="L2">
        <text:list-item>
          <text:p text:style-name="P10">Tiene muchos de los problemas enumerados anteriormente.</text:p>
        </text:list-item>
        <text:list-item>
          <text:p text:style-name="P9">Es un fichero que leen diferentes API's y la información que está, es accesible por todas ellas</text:p>
        </text:list-item>
      </text:list>
      <text:h text:style-name="Heading_20_5" text:outline-level="5">Cómo mejorar la seguridad</text:h>
      <text:list xml:id="list3685406349" text:style-name="L3">
        <text:list-item>
          <text:p text:style-name="P12">Hay herramientas llamadas  secrets management que gestionan y borran el contenido de las <text:soft-page-break/>variables de entorno. (En Python: <text:span text:style-name="Source_20_Text"><text:span text:style-name="Strong_20_Emphasis">del os.environ['OPENAI_API_KEY']</text:span></text:span><text:span text:style-name="Source_20_Text">).</text:span></text:p>
        </text:list-item>
        <text:list-item>
          <text:p text:style-name="P12">Herramientas que administran los secrets como podrían ser <text:a xlink:type="simple" xlink:href="https://www.vaultproject.io/" text:style-name="Internet_20_link" text:visited-style-name="Visited_20_Internet_20_Link">Hashicorp Vault</text:a>,  <text:a xlink:type="simple" xlink:href="https://square.github.io/keywhiz/" text:style-name="Internet_20_link" text:visited-style-name="Visited_20_Internet_20_Link">Square's Keywhiz</text:a>  o <text:a xlink:type="simple" xlink:href="https://cloud.google.com/secret-manager" text:style-name="Internet_20_link" text:visited-style-name="Visited_20_Internet_20_Link">Secret Manager</text:a> ( de Google Cloud).</text:p>
        </text:list-item>
        <text:list-item>
          <text:p text:style-name="P11">Si usas Docker, también tiene un gestor de secrets (fucionalidad: secret-keeping).</text:p>
        </text:list-item>
      </text:list>
      <text:p text:style-name="Standard"><text:line-break/><text:span text:style-name="T2">Si tienes problemas con la API key de OpenAI te dejo esta alternativa:</text:span></text:p>
      <text:p text:style-name="P2"><text:line-break/>GPT4Free es un proyecto que intenta ofrecer la posibilidad de utilizar el modelo de lenguaje GPT-4 de forma gratuita. Lanza el strem a una lista de proveedores.<text:line-break/>Aquí tienes la lista: <text:a xlink:type="simple" xlink:href="https://github.com/xtekky/gpt4free#-providers-and-models" text:style-name="Internet_20_link" text:visited-style-name="Visited_20_Internet_20_Link">https://github.com/xtekky/gpt4free#-providers-and-models</text:a><text:line-break/>Los que están en verde funcionan y puedes lanzar directamente el strem a ese proveedor o modelo.</text:p>
      <text:p text:style-name="P6">Página principal de G4F:</text:p>
      <text:p text:style-name="P6"><text:bookmark text:name="x_m_6068036469380752266LPNoLPOWALinkPreview"/><text:a xlink:type="simple" xlink:href="https://g4f.mintlify.app/get-started/introduction" office:target-frame-name="_blank" xlink:show="new" text:style-name="Internet_20_link" text:visited-style-name="Visited_20_Internet_20_Link">https://g4f.mintlify.app/get-started/introduction<text:line-break/></text:a><text:a xlink:type="simple" xlink:href="https://github.com/xtekky/gpt4free" text:style-name="Internet_20_link" text:visited-style-name="Visited_20_Internet_20_Link">https://github.com/xtekky/gpt4free</text:a></text:p>
      <text:p text:style-name="P6"/>
      <text:p text:style-name="P6">Hay que instalar el módulo de Python:</text:p>
      <text:p text:style-name="P6"><text:bookmark text:name="x_m_6068036469380752266LPlnk907962"/><text:a xlink:type="simple" xlink:href="https://g4f.mintlify.app/get-started/quickstart" office:target-frame-name="_blank" xlink:show="new" text:style-name="Internet_20_link" text:visited-style-name="Visited_20_Internet_20_Link">https://g4f.mintlify.app/get-started/quickstart</text:a></text:p>
      <text:p text:style-name="P6">pip install -U g4f</text:p>
      <text:p text:style-name="P6"/>
      <text:p text:style-name="P6">Código ejemplo de la página web:<text:line-break/><text:bookmark text:name="x_m_6068036469380752266LPlnk733468"/><text:a xlink:type="simple" xlink:href="https://g4f.mintlify.app/get-started/usage" office:target-frame-name="_blank" xlink:show="new" text:style-name="Internet_20_link" text:visited-style-name="Visited_20_Internet_20_Link">https://g4f.mintlify.app/get-started/usage</text:a></text:p>
      <text:p text:style-name="P6"/>
      <text:p text:style-name="P6">Adjunto también un código ejemplo que he probado y funciona.</text:p>
      <text:p text:style-name="Standard"><text:line-break/>import g4f</text:p>
      <text:p text:style-name="Standard"/>
      <text:p text:style-name="Standard">text = "Qué acividades puedo hacer en Sagunto con 5 grados y cielo despejado?"</text:p>
      <text:p text:style-name="Standard"/>
      <text:p text:style-name="Standard">stream = g4f.ChatCompletion.create(</text:p>
      <text:p text:style-name="Standard"><text:s text:c="4"/>model="gpt-3.5-turbo",</text:p>
      <text:p text:style-name="Standard"><text:s text:c="4"/>messages=[{"role": "user", "content": text}],</text:p>
      <text:p text:style-name="Standard"><text:s text:c="4"/>stream=False,</text:p>
      <text:p text:style-name="Standard">)</text:p>
      <text:p text:style-name="Standard">for message in stream:</text:p>
      <text:p text:style-name="Standard"><text:s text:c="4"/>print(message, flush=True, 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6:45:13.324000000</dc:date>
    <meta:editing-duration>PT1M</meta:editing-duration>
    <meta:editing-cycles>2</meta:editing-cycles>
    <meta:generator>LibreOffice/7.2.2.2$Windows_X86_64 LibreOffice_project/02b2acce88a210515b4a5bb2e46cbfb63fe97d56</meta:generator>
    <meta:document-statistic meta:table-count="0" meta:image-count="0" meta:object-count="0" meta:page-count="2" meta:paragraph-count="41" meta:word-count="564" meta:character-count="3646" meta:non-whitespace-character-count="3102"/>
  </office:meta>
</office:document-meta>
</file>